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style:style style:name="T2" style:parent-style-name="Fuentedepárrafopredeter." style:family="text">
      <style:text-properties fo:font-weight="bold" style:font-weight-asian="bold" style:font-weight-complex="bold" fo:color="#EE0000"/>
    </style:style>
    <style:style style:name="T3" style:parent-style-name="Fuentedepárrafopredeter." style:family="text">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T5" style:parent-style-name="Fuentedepárrafopredeter." style:family="text">
      <style:text-properties fo:font-weight="bold" style:font-weight-asian="bold" style:font-weight-complex="bold" fo:color="#EE0000"/>
    </style:style>
    <style:style style:name="T6" style:parent-style-name="Fuentedepárrafopredeter." style:family="text">
      <style:text-properties fo:font-weight="bold" style:font-weight-asian="bold" style:font-weight-complex="bold"/>
    </style:style>
    <style:style style:name="P7" style:parent-style-name="Normal" style:family="paragraph">
      <style:text-properties fo:font-weight="bold" style:font-weight-asian="bold" style:font-weight-complex="bold"/>
    </style:style>
    <style:style style:name="T8" style:parent-style-name="Fuentedepárrafopredeter." style:family="text">
      <style:text-properties fo:font-weight="bold" style:font-weight-asian="bold" style:font-weight-complex="bold"/>
    </style:style>
    <style:style style:name="T9" style:parent-style-name="Fuentedepárrafopredeter." style:family="text">
      <style:text-properties fo:font-weight="bold" style:font-weight-asian="bold" style:font-weight-complex="bold"/>
    </style:style>
    <style:style style:name="P10" style:parent-style-name="Normal" style:family="paragraph">
      <style:text-properties fo:font-weight="bold" style:font-weight-asian="bold" style:font-weight-complex="bold"/>
    </style:style>
    <style:style style:name="T11" style:parent-style-name="Fuentedepárrafopredeter." style:family="text">
      <style:text-properties fo:font-weight="bold" style:font-weight-asian="bold" style:font-weight-complex="bold"/>
    </style:style>
    <style:style style:name="T12" style:parent-style-name="Fuentedepárrafopredeter." style:family="text">
      <style:text-properties fo:font-weight="bold" style:font-weight-asian="bold" style:font-weight-complex="bold"/>
    </style:style>
    <style:style style:name="T13" style:parent-style-name="Fuentedepárrafopredeter." style:family="text">
      <style:text-properties fo:font-weight="bold" style:font-weight-asian="bold" style:font-weight-complex="bold"/>
    </style:style>
    <style:style style:name="T14" style:parent-style-name="Fuentedepárrafopredeter." style:family="text">
      <style:text-properties fo:font-weight="bold" style:font-weight-asian="bold" style:font-weight-complex="bold"/>
    </style:style>
    <style:style style:name="T15" style:parent-style-name="Fuentedepárrafopredeter." style:family="text">
      <style:text-properties fo:font-weight="bold" style:font-weight-asian="bold" style:font-weight-complex="bold"/>
    </style:style>
    <style:style style:name="T16" style:parent-style-name="Fuentedepárrafopredeter." style:family="text">
      <style:text-properties fo:font-weight="bold" style:font-weight-asian="bold" style:font-weight-complex="bold"/>
    </style:style>
    <style:style style:name="T17" style:parent-style-name="Fuentedepárrafopredeter." style:family="text">
      <style:text-properties fo:font-weight="bold" style:font-weight-asian="bold" style:font-weight-complex="bold" fo:color="#EE0000"/>
    </style:style>
    <style:style style:name="T18" style:parent-style-name="Fuentedepárrafopredeter." style:family="text">
      <style:text-properties fo:font-weight="bold" style:font-weight-asian="bold" style:font-weight-complex="bold"/>
    </style:style>
    <style:style style:name="P19" style:parent-style-name="Normal" style:family="paragraph">
      <style:text-properties fo:font-weight="bold" style:font-weight-asian="bold" style:font-weight-complex="bold"/>
    </style:style>
    <style:style style:name="P20" style:parent-style-name="Normal" style:family="paragraph">
      <style:text-properties fo:color="#EE0000"/>
    </style:style>
    <style:style style:name="P21" style:parent-style-name="Normal" style:family="paragraph">
      <style:text-properties fo:color="#EE0000"/>
    </style:style>
    <style:style style:name="P22" style:parent-style-name="Normal" style:family="paragraph">
      <style:text-properties fo:color="#EE0000"/>
    </style:style>
    <style:style style:name="P23" style:parent-style-name="Normal" style:family="paragraph">
      <style:text-properties fo:color="#EE0000"/>
    </style:style>
    <style:style style:name="T24" style:parent-style-name="Fuentedepárrafopredeter." style:family="text">
      <style:text-properties fo:font-weight="bold" style:font-weight-asian="bold" style:font-weight-complex="bold" fo:color="#EE0000"/>
    </style:style>
    <style:style style:name="T25" style:parent-style-name="Fuentedepárrafopredeter." style:family="text">
      <style:text-properties fo:color="#EE0000"/>
    </style:style>
    <style:style style:name="T26" style:parent-style-name="Fuentedepárrafopredeter." style:family="text">
      <style:text-properties fo:font-weight="bold" style:font-weight-asian="bold" style:font-weight-complex="bold"/>
    </style:style>
    <style:style style:name="P27" style:parent-style-name="Normal" style:family="paragraph">
      <style:text-properties fo:font-weight="bold" style:font-weight-asian="bold" style:font-weight-complex="bold"/>
    </style:style>
    <style:style style:name="P28" style:parent-style-name="Normal" style:family="paragraph">
      <style:text-properties fo:font-weight="bold" style:font-weight-asian="bold" style:font-weight-complex="bold"/>
    </style:style>
    <style:style style:name="T29" style:parent-style-name="Fuentedepárrafopredeter." style:family="text">
      <style:text-properties fo:font-weight="bold" style:font-weight-asian="bold" style:font-weight-complex="bold" fo:color="#EE0000"/>
    </style:style>
    <style:style style:name="T30" style:parent-style-name="Fuentedepárrafopredeter." style:family="text">
      <style:text-properties fo:color="#EE0000"/>
    </style:style>
    <style:style style:name="T31" style:parent-style-name="Fuentedepárrafopredeter." style:family="text">
      <style:text-properties fo:font-weight="bold" style:font-weight-asian="bold" style:font-weight-complex="bold"/>
    </style:style>
    <style:style style:name="T32" style:parent-style-name="Fuentedepárrafopredeter." style:family="text">
      <style:text-properties fo:font-weight="bold" style:font-weight-asian="bold" style:font-weight-complex="bold" fo:color="#EE0000"/>
    </style:style>
    <style:style style:name="T33" style:parent-style-name="Fuentedepárrafopredeter." style:family="text">
      <style:text-properties fo:color="#EE0000"/>
    </style:style>
    <style:style style:name="T34" style:parent-style-name="Fuentedepárrafopredeter." style:family="text">
      <style:text-properties fo:font-weight="bold" style:font-weight-asian="bold" style:font-weight-complex="bold"/>
    </style:style>
    <style:style style:name="T35" style:parent-style-name="Fuentedepárrafopredeter." style:family="text">
      <style:text-properties fo:font-weight="bold" style:font-weight-asian="bold" style:font-weight-complex="bold" fo:color="#EE0000"/>
    </style:style>
    <style:style style:name="T36" style:parent-style-name="Fuentedepárrafopredeter." style:family="text">
      <style:text-properties fo:font-weight="bold" style:font-weight-asian="bold" style:font-weight-complex="bold"/>
    </style:style>
    <style:style style:name="P37" style:parent-style-name="Normal" style:family="paragraph">
      <style:text-properties fo:font-weight="bold" style:font-weight-asian="bold" style:font-weight-complex="bold"/>
    </style:style>
    <style:style style:name="P38" style:parent-style-name="Normal" style:family="paragraph">
      <style:text-properties fo:font-weight="bold" style:font-weight-asian="bold" style:font-weight-complex="bold"/>
    </style:style>
    <style:style style:name="T39" style:parent-style-name="Fuentedepárrafopredeter." style:family="text">
      <style:text-properties fo:font-weight="bold" style:font-weight-asian="bold" style:font-weight-complex="bold"/>
    </style:style>
    <style:style style:name="T40" style:parent-style-name="Fuentedepárrafopredeter." style:family="text">
      <style:text-properties fo:font-weight="bold" style:font-weight-asian="bold" style:font-weight-complex="bold"/>
    </style:style>
    <style:style style:name="P41" style:parent-style-name="Normal" style:family="paragraph">
      <style:text-properties fo:font-weight="bold" style:font-weight-asian="bold" style:font-weight-complex="bold" fo:color="#EE0000"/>
    </style:style>
    <style:style style:name="P42" style:parent-style-name="Normal" style:family="paragraph">
      <style:text-properties fo:font-weight="bold" style:font-weight-asian="bold" style:font-weight-complex="bold" fo:color="#EE0000"/>
    </style:style>
    <style:style style:name="P43" style:parent-style-name="Normal" style:family="paragraph">
      <style:text-properties fo:font-weight="bold" style:font-weight-asian="bold" style:font-weight-complex="bold" fo:color="#EE0000"/>
    </style:style>
    <style:style style:name="T44" style:parent-style-name="Fuentedepárrafopredeter." style:family="text">
      <style:text-properties fo:font-weight="bold" style:font-weight-asian="bold" style:font-weight-complex="bold" fo:color="#EE0000"/>
    </style:style>
    <style:style style:name="T45" style:parent-style-name="Fuentedepárrafopredeter." style:family="text">
      <style:text-properties fo:font-weight="bold" style:font-weight-asian="bold" style:font-weight-complex="bold"/>
    </style:style>
    <style:style style:name="P46" style:parent-style-name="Normal" style:family="paragraph">
      <style:text-properties fo:font-weight="bold" style:font-weight-asian="bold" style:font-weight-complex="bold"/>
    </style:style>
  </office:automatic-styles>
  <office:body>
    <office:text text:use-soft-page-breaks="true">
      <text:p text:style-name="P1">José Miguel Fernandez Hidalgo</text:p>
      <text:p text:style-name="Normal"/>
      <text:p text:style-name="Normal"><text:span text:style-name="T2">Ejercicio 1.<text:s/></text:span><text:span text:style-name="T3">Conceptos clave<text:s/></text:span></text:p>
      <text:p text:style-name="P4">Explica con tus propias palabras cuál es la diferencia entre digitalización y transformación digital.</text:p>
      <text:p text:style-name="Normal">Pues que la digitalización cambia formato por ejemplo de papel a digital, mientras que la transformación digital seria algo mas como mejorar las herramientas y la manera de trabajar.</text:p>
      <text:p text:style-name="Normal"/>
      <text:p text:style-name="Normal"><text:span text:style-name="T5">Ejercicio 2.<text:s/></text:span><text:span text:style-name="T6">Ejemplos prácticos<text:s/></text:span></text:p>
      <text:p text:style-name="P7">Clasifica los siguientes ejemplos como digitalización o transformación digital:<text:s/></text:p>
      <text:p text:style-name="Normal"><text:span text:style-name="T8">1. Pasar facturas en papel a formato PDF.<text:s/></text:span><text:span text:style-name="T9"><text:s text:c="4"/></text:span>DIGITALIZACION</text:p>
      <text:p text:style-name="P10">2. Usar inteligencia artificial para optimizar las rutas de<text:s/></text:p>
      <text:p text:style-name="Normal"><text:span text:style-name="T11">entrega de una empresa de logística.<text:s/></text:span><text:span text:style-name="T12"><text:s text:c="3"/></text:span>TRANSFORMACION DIGITAL</text:p>
      <text:p text:style-name="Normal"><text:span text:style-name="T13">3. Escanear documentos para almacenarlos en la nube.<text:s/></text:span><text:span text:style-name="T14"><text:s text:c="5"/></text:span>DIGITALIZACION</text:p>
      <text:p text:style-name="Normal"><text:span text:style-name="T15">4. Rediseñar un modelo de negocio para ofrecer servicios en línea a clientes que antes solo podían acudir presencialmente.</text:span><text:span text:style-name="T16"><text:s text:c="6"/></text:span>TRANSFORMACION DIGITAL</text:p>
      <text:p text:style-name="Normal"/>
      <text:p text:style-name="Normal"><text:span text:style-name="T17">Ejercicio 3.<text:s/></text:span><text:span text:style-name="T18">Ventajas de la tecnología en empresas de informática<text:s/></text:span></text:p>
      <text:p text:style-name="P19">Enumera al menos tres ventajas principales de incorporar nuevas tecnologías en una empresa de informática.</text:p>
      <text:p text:style-name="Normal">Las ventajas principales que pueden haber son, mejora de los procesos internos como que las tareas se hagan mas rápido, menos errores, menos repetitivas. Otra seria cambiara la comunicación interna de la empresa, optimizar la toma de decisiones, flexibilidad y adaptación, crea nuevos roles y responsabilidades y permite una coordinación mejor entre departamentos.</text:p>
      <text:p text:style-name="Normal"/>
      <text:p text:style-name="P20"/>
      <text:p text:style-name="P21"/>
      <text:p text:style-name="P22"/>
      <text:p text:style-name="P23"/>
      <text:soft-page-break/>
      <text:p text:style-name="Normal"><text:span text:style-name="T24">Ejercicio 4.</text:span><text:span text:style-name="T25"><text:s/></text:span><text:span text:style-name="T26">IT vs. OT<text:s/></text:span></text:p>
      <text:p text:style-name="P27">1. Explica la diferencia entre Tecnologías de la Información (IT) y Tecnologías Operativas (OT).<text:s/></text:p>
      <text:p text:style-name="Normal">IT sirve para gestionar datos e información mientras que OT se usa para controlar procesos físicos y maquinarias.</text:p>
      <text:p text:style-name="P28">2. Escribe dos ejemplos de IT y dos ejemplos de OT.</text:p>
      <text:p text:style-name="Normal">IT <text:s/>Ejemplos: Enviar un mail, hacer llamada por Teams</text:p>
      <text:p text:style-name="Normal">OT Ejemplos: Robot que monta piezas<text:s/>y sensores de temperatura</text:p>
      <text:p text:style-name="Normal"/>
      <text:p text:style-name="Normal"><text:span text:style-name="T29">Ejercicio 5.</text:span><text:span text:style-name="T30"><text:s/></text:span><text:span text:style-name="T31">IT en la empresa Indica en cuáles departamentos de una empresa suelen utilizarse las Tecnologías de la Información (IT)</text:span></text:p>
      <text:p text:style-name="Normal">Soporte técnico, recursos humanos, marketing, compras y logística, finanzas</text:p>
      <text:p text:style-name="Normal"/>
      <text:p text:style-name="Normal"><text:span text:style-name="T32">Ejercicio 6.</text:span><text:span text:style-name="T33"><text:s/></text:span><text:span text:style-name="T34">Conexión IT–OT Explica por qué es importante que IT y OT estén conectadas dentro de una empresa moderna.</text:span></text:p>
      <text:p text:style-name="Normal">La conexión es importante por que permite conectar la oficina con la planta de producción los datos it pueden mandar ordenes a las maquinarias OT y en general mejora la eficiencia de todo el proceso<text:s/></text:p>
      <text:p text:style-name="Normal"/>
      <text:p text:style-name="Normal"><text:span text:style-name="T35">Ejercicio 7.<text:s/></text:span><text:span text:style-name="T36">Digitalización en planta vs. en negocio<text:s/></text:span></text:p>
      <text:p text:style-name="P37">1. Explica la diferencia entre la digitalización en planta y la digitalización en el negocio.<text:s/></text:p>
      <text:p text:style-name="Normal">La de planta se usa directamente en la fabrica mientras que la de negocio en la oficina</text:p>
      <text:p text:style-name="P38">2. Pon dos ejemplos de cada una.</text:p>
      <text:p text:style-name="Normal"><text:span text:style-name="T39">PLANTA:<text:s/></text:span>Sensores y Robots</text:p>
      <text:p text:style-name="Normal"><text:span text:style-name="T40">NEGOCIO:<text:s/></text:span>Mail y software de gestión de clientes</text:p>
      <text:p text:style-name="Normal"/>
      <text:p text:style-name="P41"/>
      <text:p text:style-name="P42"/>
      <text:p text:style-name="P43"/>
      <text:soft-page-break/>
      <text:p text:style-name="Normal"><text:span text:style-name="T44">Ejercicio 8.<text:s/></text:span><text:span text:style-name="T45">Importancia de la transformación digital<text:s/></text:span></text:p>
      <text:p text:style-name="P46">Redacta un párrafo en el que expliques por qué es importante la<text:s/>transformación digital dentro de las empresas en la actualidad.</text:p>
      <text:p text:style-name="Normal">Yo creo que a día de hoy <text:s/>es una de las cosas mas importantes que puede hacer una empresa ya que cuanto mas actualizado estes de herramientas tanto en la oficina como en la planta de trabajo mejor y mas eficiente podrá a llegar a ser el proceso o tarea que realiz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OSE MIGUEL FERNÁNDEZ HIDALGO</meta:initial-creator>
    <dc:creator>JOSE MIGUEL FERNÁNDEZ HIDALGO</dc:creator>
    <meta:creation-date>2025-10-08T17:23:00Z</meta:creation-date>
    <dc:date>2025-10-08T17:55:00Z</dc:date>
    <meta:template xlink:href="Normal" xlink:type="simple"/>
    <meta:editing-cycles>1</meta:editing-cycles>
    <meta:editing-duration>PT1920S</meta:editing-duration>
    <meta:document-statistic meta:page-count="3" meta:paragraph-count="6" meta:word-count="484" meta:character-count="3141" meta:row-count="22" meta:non-whitespace-character-count="2663"/>
  </office:meta>
</office:document-meta>
</file>